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1e3" officeooo:paragraph-rsid="0006c1e3"/>
    </style:style>
    <style:style style:name="P2" style:family="paragraph" style:parent-style-name="Standard">
      <style:text-properties fo:font-weight="normal" officeooo:rsid="0009514e" officeooo:paragraph-rsid="0009514e" style:font-weight-asian="normal" style:font-weight-complex="normal"/>
    </style:style>
    <style:style style:name="P3" style:family="paragraph" style:parent-style-name="Standard">
      <style:text-properties fo:font-weight="normal" officeooo:rsid="000ab57d" officeooo:paragraph-rsid="000ab57d" style:font-weight-asian="normal" style:font-weight-complex="normal"/>
    </style:style>
    <style:style style:name="P4" style:family="paragraph" style:parent-style-name="Standard">
      <style:text-properties officeooo:rsid="000ab57d" officeooo:paragraph-rsid="000ab57d"/>
    </style:style>
    <style:style style:name="P5" style:family="paragraph" style:parent-style-name="Standard">
      <style:text-properties officeooo:rsid="000b0bac" officeooo:paragraph-rsid="000b0bac"/>
    </style:style>
    <style:style style:name="P6" style:family="paragraph" style:parent-style-name="Standard">
      <style:text-properties officeooo:rsid="000cea94" officeooo:paragraph-rsid="000cea94"/>
    </style:style>
    <style:style style:name="P7" style:family="paragraph" style:parent-style-name="Standard" style:list-style-name="L1">
      <style:text-properties officeooo:rsid="0006c1e3" officeooo:paragraph-rsid="0006c1e3"/>
    </style:style>
    <style:style style:name="P8" style:family="paragraph" style:parent-style-name="Standard" style:list-style-name="L4">
      <style:text-properties officeooo:rsid="0006c1e3" officeooo:paragraph-rsid="0006c1e3"/>
    </style:style>
    <style:style style:name="P9" style:family="paragraph" style:parent-style-name="Standard" style:list-style-name="L5">
      <style:text-properties officeooo:rsid="0006c1e3" officeooo:paragraph-rsid="0006c1e3"/>
    </style:style>
    <style:style style:name="P10" style:family="paragraph" style:parent-style-name="Standard" style:list-style-name="L2">
      <style:text-properties officeooo:paragraph-rsid="0006c1e3"/>
    </style:style>
    <style:style style:name="P11" style:family="paragraph" style:parent-style-name="Standard" style:list-style-name="L3">
      <style:text-properties officeooo:paragraph-rsid="0006c1e3"/>
    </style:style>
    <style:style style:name="P12" style:family="paragraph" style:parent-style-name="Standard" style:list-style-name="L5">
      <style:text-properties fo:font-weight="normal" officeooo:rsid="0006c1e3" officeooo:paragraph-rsid="0006c1e3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08bfc8" officeooo:paragraph-rsid="0008bfc8" style:font-weight-asian="normal" style:font-weight-complex="normal"/>
    </style:style>
    <style:style style:name="P14" style:family="paragraph" style:parent-style-name="Standard">
      <style:text-properties fo:font-weight="normal" officeooo:rsid="0008bfc8" officeooo:paragraph-rsid="0008bfc8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09514e" officeooo:paragraph-rsid="0009514e" style:font-weight-asian="normal" style:font-weight-complex="normal"/>
    </style:style>
    <style:style style:name="P16" style:family="paragraph" style:parent-style-name="Standard" style:list-style-name="L8">
      <style:text-properties fo:font-weight="normal" officeooo:rsid="0009514e" officeooo:paragraph-rsid="0009514e" style:font-weight-asian="normal" style:font-weight-complex="normal"/>
    </style:style>
    <style:style style:name="P17" style:family="paragraph" style:parent-style-name="Standard" style:list-style-name="L8">
      <style:text-properties fo:font-weight="normal" officeooo:rsid="0009514e" officeooo:paragraph-rsid="000ab57d" style:font-weight-asian="normal" style:font-weight-complex="normal"/>
    </style:style>
    <style:style style:name="P18" style:family="paragraph" style:parent-style-name="Standard" style:list-style-name="L9">
      <style:text-properties fo:font-weight="normal" officeooo:rsid="0009514e" officeooo:paragraph-rsid="000b0bac" style:font-weight-asian="normal" style:font-weight-complex="normal"/>
    </style:style>
    <style:style style:name="P19" style:family="paragraph" style:parent-style-name="Standard" style:list-style-name="L7">
      <style:text-properties fo:font-weight="normal" officeooo:rsid="000ab57d" officeooo:paragraph-rsid="000ab57d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0ab57d" officeooo:paragraph-rsid="000b0bac" style:font-weight-asian="normal" style:font-weight-complex="normal"/>
    </style:style>
    <style:style style:name="P21" style:family="paragraph" style:parent-style-name="Standard" style:list-style-name="L8">
      <style:text-properties fo:font-weight="normal" officeooo:rsid="000ab57d" officeooo:paragraph-rsid="000ab57d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0b0bac" officeooo:paragraph-rsid="000b0bac" style:font-weight-asian="normal" style:font-weight-complex="normal"/>
    </style:style>
    <style:style style:name="P23" style:family="paragraph" style:parent-style-name="Standard">
      <style:text-properties fo:font-weight="normal" officeooo:rsid="000b0bac" officeooo:paragraph-rsid="000b0bac" style:font-weight-asian="normal" style:font-weight-complex="normal"/>
    </style:style>
    <style:style style:name="P24" style:family="paragraph" style:parent-style-name="Standard" style:list-style-name="L9">
      <style:text-properties fo:font-weight="normal" officeooo:rsid="000b0bac" officeooo:paragraph-rsid="000b0bac" style:font-weight-asian="normal" style:font-weight-complex="normal"/>
    </style:style>
    <style:style style:name="P25" style:family="paragraph" style:parent-style-name="Standard" style:list-style-name="L10">
      <style:text-properties fo:font-weight="normal" officeooo:rsid="000cea94" officeooo:paragraph-rsid="000cea94" style:font-weight-asian="normal" style:font-weight-complex="normal"/>
    </style:style>
    <style:style style:name="P26" style:family="paragraph" style:parent-style-name="Standard">
      <style:text-properties fo:font-weight="normal" officeooo:rsid="000d3c6d" officeooo:paragraph-rsid="000d3c6d" style:font-weight-asian="normal" style:font-weight-complex="normal"/>
    </style:style>
    <style:style style:name="P27" style:family="paragraph" style:parent-style-name="Standard" style:list-style-name="L8">
      <style:text-properties officeooo:rsid="0009514e" officeooo:paragraph-rsid="000ab57d"/>
    </style:style>
    <style:style style:name="P28" style:family="paragraph" style:parent-style-name="Standard" style:list-style-name="L9">
      <style:text-properties officeooo:rsid="000b0bac" officeooo:paragraph-rsid="000b0bac"/>
    </style:style>
    <style:style style:name="P29" style:family="paragraph" style:parent-style-name="Standard" style:list-style-name="L10">
      <style:text-properties officeooo:rsid="000cea94" officeooo:paragraph-rsid="000cea94"/>
    </style:style>
    <style:style style:name="T1" style:family="text">
      <style:text-properties officeooo:rsid="0006c1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bfc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514e" style:font-weight-asian="normal" style:font-weight-complex="normal"/>
    </style:style>
    <style:style style:name="T6" style:family="text">
      <style:text-properties fo:font-weight="normal" officeooo:rsid="000ab57d" style:font-weight-asian="normal" style:font-weight-complex="normal"/>
    </style:style>
    <style:style style:name="T7" style:family="text">
      <style:text-properties fo:font-weight="normal" officeooo:rsid="000b0bac" style:font-weight-asian="normal" style:font-weight-complex="normal"/>
    </style:style>
    <style:style style:name="T8" style:family="text">
      <style:text-properties officeooo:rsid="000ab57d"/>
    </style:style>
    <style:style style:name="T9" style:family="text">
      <style:text-properties officeooo:rsid="000b0bac"/>
    </style:style>
    <style:style style:name="T10" style:family="text">
      <style:text-properties officeooo:rsid="000d3c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vodat Geoserver Installation</text:p>
      <text:p text:style-name="P1"/>
      <text:p text:style-name="P1">The following are <text:span text:style-name="T10">platform</text:span>-dependent: </text:p>
      <text:list xml:id="list3239306111982745372" text:style-name="L1">
        <text:list-item>
          <text:p text:style-name="P7">Install Oracle Java JRE (version &gt;= 8 required):</text:p>
        </text:list-item>
      </text:list>
      <text:list xml:id="list5675840886484485001" text:style-name="L2">
        <text:list-item>
          <text:p text:style-name="P10"><text:a xlink:type="simple" xlink:href="http://www.oracle.com/technetwork/java/javase/downloads/index.html"><text:span text:style-name="T1">http://www.oracle.com/technetwork/java/javase/downloads/index.html</text:span></text:a></text:p>
        </text:list-item>
      </text:list>
      <text:list xml:id="list184149436296253" text:continue-list="list3239306111982745372" text:style-name="L1">
        <text:list-item>
          <text:p text:style-name="P7">Install Apache Tomcat 9.0</text:p>
        </text:list-item>
      </text:list>
      <text:list xml:id="list5483964392258119806" text:style-name="L3">
        <text:list-item>
          <text:p text:style-name="P11"><text:a xlink:type="simple" xlink:href="http://tomcat.apache.org/download-90.cgi"><text:span text:style-name="T1">http://tomcat.apache.org/download-90.cgi</text:span></text:a></text:p>
        </text:list-item>
      </text:list>
      <text:list xml:id="list184148725933600" text:continue-list="list184149436296253" text:style-name="L1">
        <text:list-item>
          <text:p text:style-name="P7">Install Geoserver on Tomcat</text:p>
        </text:list-item>
      </text:list>
      <text:list xml:id="list7337488697532846552" text:style-name="L4">
        <text:list-item>
          <text:p text:style-name="P8"><text:a xlink:type="simple" xlink:href="http://geoserver.org/release/2.9-RC1/">http://geoserver.org/release/2.9-RC1/</text:a></text:p>
        </text:list-item>
      </text:list>
      <text:p text:style-name="P1"/>
      <text:p text:style-name="P1">After completing the installation of Geoserver on Tomcat:</text:p>
      <text:list xml:id="list8067265838911744343" text:style-name="L5">
        <text:list-item>
          <text:p text:style-name="P9">Start up the server on the default port 8080 (important) by running either startup.sh (for linux) or startup.exe (for windows) in the bin/ folder of the tomcat installation.</text:p>
        </text:list-item>
        <text:list-item>
          <text:p text:style-name="P9">Go to localhost:8080/geoserver/ on your favorite browser and login with default credentials <text:span text:style-name="T2">admin</text:span> and password <text:span text:style-name="T2">geoserver</text:span></text:p>
        </text:list-item>
        <text:list-item>
          <text:p text:style-name="P12">The geoserver data folder will be inside {TOMCAT_DIRECTORY}/<text:span text:style-name="T3">webapps</text:span>/geoserver/data/</text:p>
        </text:list-item>
        <text:list-item>
          <text:p text:style-name="P12">Copy the 4 files in the provided package to the data folder: </text:p>
          <text:list>
            <text:list-item>
              <text:p text:style-name="P13">GEBCO_08.tif</text:p>
            </text:list-item>
            <text:list-item>
              <text:p text:style-name="P13">GEBCO_08_hs.tif</text:p>
            </text:list-item>
            <text:list-item>
              <text:p text:style-name="P13">png.tif</text:p>
            </text:list-item>
            <text:list-item>
              <text:p text:style-name="P13">png_hs.tif</text:p>
            </text:list-item>
          </text:list>
        </text:list-item>
      </text:list>
      <text:p text:style-name="P14"><text:tab/></text:p>
      <text:p text:style-name="P26">Instead, copy the 2 files GEBCO_08.tif and png.tif from Christina and run the following commands to make hillshade files from the original files:</text:p>
      <text:p text:style-name="P26"/>
      <text:p text:style-name="P26">(Before that install GDAL package for your own OS)</text:p>
      <text:p text:style-name="P26"/>
      <text:p text:style-name="P26">gdaldem hillshade -z 5 -s 111120 png.tif png_hs.tif -co tiled=yes</text:p>
      <text:p text:style-name="P26">gdaldem hillshade -z 5 -s 111120 GEBCO_08.tif GEBCO_08_hs.tif -co tiled=yes</text:p>
      <text:p text:style-name="P26"/>
      <text:p text:style-name="P26"/>
      <text:p text:style-name="P2">Set up Workspace:</text:p>
      <text:list xml:id="list3127629606915233756" text:style-name="L6">
        <text:list-item>
          <text:p text:style-name="P15">Log on to the geoserver </text:p>
        </text:list-item>
        <text:list-item>
          <text:p text:style-name="P15">Click on Workspaces on the left panel </text:p>
        </text:list-item>
        <text:list-item>
          <text:p text:style-name="P15">Click Add new workspace</text:p>
        </text:list-item>
        <text:list-item>
          <text:p text:style-name="P15">Type in name Wovodat</text:p>
        </text:list-item>
        <text:list-item>
          <text:p text:style-name="P15">Type in namespace uri <text:a xlink:type="simple" xlink:href="http://geoserver.org/wovodat">http://geoserver.org/wovodat</text:a></text:p>
        </text:list-item>
        <text:list-item>
          <text:p text:style-name="P15">Click save</text:p>
        </text:list-item>
      </text:list>
      <text:p text:style-name="P2"/>
      <text:p text:style-name="P3">Set up Styles:</text:p>
      <text:list xml:id="list4377709224540778083" text:style-name="L7">
        <text:list-item>
          <text:p text:style-name="P19">Click on Styles on the left panel</text:p>
        </text:list-item>
        <text:list-item>
          <text:p text:style-name="P19">Add a new style</text:p>
        </text:list-item>
        <text:list-item>
          <text:p text:style-name="P22">Set name hillshade</text:p>
        </text:list-item>
        <text:list-item>
          <text:p text:style-name="P22">Set workspace Wovodat</text:p>
        </text:list-item>
        <text:list-item>
          <text:p text:style-name="P20"><text:span text:style-name="T9">Set format SLD</text:span> </text:p>
        </text:list-item>
        <text:list-item>
          <text:p text:style-name="P22">Copy the content of file hillshade into the editor window</text:p>
        </text:list-item>
        <text:list-item>
          <text:p text:style-name="P22">Submit </text:p>
        </text:list-item>
        <text:list-item>
          <text:p text:style-name="P22">Repeat the steps to add styles for hillshade2 and custom_dem with the content from the respective files in the package</text:p>
        </text:list-item>
      </text:list>
      <text:p text:style-name="P2"/>
      <text:p text:style-name="P2">Set up Datastores <text:span text:style-name="T8">and Layers</text:span></text:p>
      <text:list xml:id="list3468754375364299844" text:style-name="L8">
        <text:list-item>
          <text:p text:style-name="P16"><text:soft-page-break/>Click on Stores on the left panel under Data section</text:p>
        </text:list-item>
        <text:list-item>
          <text:p text:style-name="P16">Click add new store </text:p>
        </text:list-item>
        <text:list-item>
          <text:p text:style-name="P16">Choose GeoTIFF </text:p>
        </text:list-item>
        <text:list-item>
          <text:p text:style-name="P16">Select workspace Wovodat from the drop-down list</text:p>
        </text:list-item>
        <text:list-item>
          <text:p text:style-name="P16">Type in GEBCO_08 for both source name and description</text:p>
        </text:list-item>
        <text:list-item>
          <text:p text:style-name="P16">Browse for file GEBCO_08.tif in the data folder</text:p>
        </text:list-item>
        <text:list-item>
          <text:p text:style-name="P16">Save</text:p>
        </text:list-item>
        <text:list-item>
          <text:p text:style-name="P17">Publish the layer with publish button</text:p>
        </text:list-item>
        <text:list-item>
          <text:p text:style-name="P21">Fill in the Declared SRS with EPSG:404000 if it is not automatically filled</text:p>
        </text:list-item>
        <text:list-item>
          <text:p text:style-name="P21">Switch to publishing tab</text:p>
        </text:list-item>
        <text:list-item>
          <text:p text:style-name="P21">Change default style to custom_dem</text:p>
        </text:list-item>
        <text:list-item>
          <text:p text:style-name="P21">Submit (or save)</text:p>
          <text:p text:style-name="P27"/>
        </text:list-item>
        <text:list-item>
          <text:p text:style-name="P27"><text:span text:style-name="T6">Repeat the step with file png.tif (remember to set the corresponding source name and description to match with file name). </text:span><text:span text:style-name="T7">Set default style to custom_dem</text:span></text:p>
        </text:list-item>
        <text:list-item>
          <text:p text:style-name="P21">Repeat the step with file GEBCO_08_hs.tif and png_hs.tif but set the default layer style to Wovodat:hillshade and Wovodat:hillshade2 respectively</text:p>
        </text:list-item>
      </text:list>
      <text:p text:style-name="P4"/>
      <text:p text:style-name="P23">Set up Datastores and Layers for coastline:</text:p>
      <text:list xml:id="list4582596360368516470" text:style-name="L9">
        <text:list-item>
          <text:p text:style-name="P18">Click on Stores on the left panel under Data section</text:p>
        </text:list-item>
        <text:list-item>
          <text:p text:style-name="P18">Click add new store </text:p>
        </text:list-item>
        <text:list-item>
          <text:p text:style-name="P28"><text:span text:style-name="T5">Choose </text:span><text:span text:style-name="T4">Directory of spatial files (Shapefiles)</text:span></text:p>
        </text:list-item>
        <text:list-item>
          <text:p text:style-name="P24">Change workspace to Wovodat</text:p>
        </text:list-item>
        <text:list-item>
          <text:p text:style-name="P28"><text:span text:style-name="T5">C</text:span><text:span text:style-name="T4">hange data source name and description to coastline</text:span></text:p>
        </text:list-item>
        <text:list-item>
          <text:p text:style-name="P24">Browse the folder gshhg-shp-2.3.5-1/GSHHS_shp/f/ in the package given</text:p>
        </text:list-item>
        <text:list-item>
          <text:p text:style-name="P24">Save (or Submit)</text:p>
        </text:list-item>
        <text:list-item>
          <text:p text:style-name="P24">Publish the L1 layer from the coastline data</text:p>
        </text:list-item>
        <text:list-item>
          <text:p text:style-name="P24">Set name to GSHHS_f_L1 (default) and title to GSHHS_f_L1</text:p>
        </text:list-item>
        <text:list-item>
          <text:p text:style-name="P24">Click find next to Declared SRS box</text:p>
        </text:list-item>
        <text:list-item>
          <text:p text:style-name="P24">Find 4326 and click on the 4326 result to select the style</text:p>
        </text:list-item>
        <text:list-item>
          <text:p text:style-name="P24">Change SRS handling to Force Declare</text:p>
        </text:list-item>
        <text:list-item>
          <text:p text:style-name="P24">Click on compute from SRS bound</text:p>
        </text:list-item>
        <text:list-item>
          <text:p text:style-name="P24">Click on compute from native bound</text:p>
        </text:list-item>
        <text:list-item>
          <text:p text:style-name="P24">Switch to Publishing Tab</text:p>
        </text:list-item>
        <text:list-item>
          <text:p text:style-name="P24">Change default style to line</text:p>
        </text:list-item>
        <text:list-item>
          <text:p text:style-name="P24">Save</text:p>
        </text:list-item>
      </text:list>
      <text:p text:style-name="P5"/>
      <text:p text:style-name="P5"/>
      <text:p text:style-name="P23">Some probably necessary tweaks to the server</text:p>
      <text:list xml:id="list7227200315171973029" text:style-name="L10">
        <text:list-item>
          <text:p text:style-name="P25">Click on Caching defaults under Tile Caching panel on the left</text:p>
        </text:list-item>
        <text:list-item>
          <text:p text:style-name="P25">Set Cache Memory limit (Mb) to about 500 or any number that suits your needs</text:p>
        </text:list-item>
        <text:list-item>
          <text:p text:style-name="P25">Set Cache Eviction Time (in Seconds) to 12000 or any number that suits your needs</text:p>
        </text:list-item>
        <text:list-item>
          <text:p text:style-name="P25">Set Cache Concurrency Level to about 4</text:p>
        </text:list-item>
        <text:list-item>
          <text:p text:style-name="P25">Submit</text:p>
        </text:list-item>
      </text:list>
      <text:p text:style-name="P6"/>
      <text:list xml:id="list184148861695410" text:continue-numbering="true" text:style-name="L10">
        <text:list-item>
          <text:p text:style-name="P25">Click on Disk Quota under Tile Caching</text:p>
        </text:list-item>
        <text:list-item>
          <text:p text:style-name="P25">Set check frequency to 20 seconds</text:p>
        </text:list-item>
        <text:list-item>
          <text:p text:style-name="P25">Set Maximum tile cache size to 10 GiB or any size you need</text:p>
        </text:list-item>
        <text:list-item>
          <text:p text:style-name="P29">Choose Least recently used</text:p>
        </text:list-item>
        <text:list-item>
          <text:p text:style-name="P29">Subm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1:59:14.027707836</meta:creation-date>
    <dc:date>2016-07-18T18:41:47.336019945</dc:date>
    <meta:editing-duration>PT4M4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82" meta:word-count="629" meta:character-count="3709" meta:non-whitespace-character-count="3220"/>
  </office:meta>
</office:document-meta>
</file>